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urier New1" svg:font-family="'Courier New', monospace"/>
    <style:font-face style:name="LMRoman10-Regular" svg:font-family="LMRoman10-Regular"/>
    <style:font-face style:name="Mangal1" svg:font-family="Mangal"/>
    <style:font-face style:name="OpenSymbol" svg:font-family="OpenSymbol"/>
    <style:font-face style:name="Times New RomanCourier New" svg:font-family="'Times New RomanCourier New', monospace"/>
    <style:font-face style:name="LMRoman10-Italic" svg:font-family="LMRoman10-Italic" style:font-family-generic="script"/>
    <style:font-face style:name="Courier New2" svg:font-family="'Courier New'" style:font-family-generic="modern" style:font-pitch="fixed"/>
    <style:font-face style:name="Courier New" svg:font-family="'Courier New', monospace"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8pt" style:text-underline-style="none"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8pt" style:text-underline-style="none" fo:font-weight="normal" style:font-size-asian="18pt" style:font-weight-asian="normal" style:font-size-complex="18pt" style:font-weight-complex="normal"/>
    </style:style>
    <style:style style:name="P5" style:family="paragraph" style:parent-style-name="Standard">
      <style:paragraph-properties fo:text-align="start" style:justify-single-word="false"/>
      <style:text-properties fo:font-size="18pt" style:font-size-asian="18pt" style:font-size-complex="18pt"/>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Times New Roman" fo:font-size="14pt" style:font-size-asian="14pt" style:font-size-complex="14pt"/>
    </style:style>
    <style:style style:name="P11"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2" style:family="paragraph" style:parent-style-name="Standard">
      <style:paragraph-properties fo:margin-left="0cm" fo:margin-right="0cm" fo:text-align="center" style:justify-single-word="false" fo:text-indent="0cm" style:auto-text-indent="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3" style:family="paragraph" style:parent-style-name="Preformatted_20_Text">
      <style:text-properties style:font-name="Times New Roman" fo:font-size="14pt" style:font-size-asian="14pt" style:font-size-complex="14pt"/>
    </style:style>
    <style:style style:name="P14" style:family="paragraph" style:parent-style-name="Preformatted_20_Text">
      <style:text-properties fo:font-size="14pt" style:font-size-asian="14pt" style:font-size-complex="14pt"/>
    </style:style>
    <style:style style:name="P15" style:family="paragraph" style:parent-style-name="Standard" style:list-style-name="L1">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16" style:family="paragraph" style:parent-style-name="Standard" style:list-style-name="L1">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7"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9" style:family="paragraph" style:parent-style-name="Standard">
      <style:text-properties fo:font-size="14pt" fo:font-style="normal" style:text-underline-style="none" style:font-size-asian="14pt" style:font-style-asian="normal" style:font-size-complex="14pt" style:font-style-complex="normal"/>
    </style:style>
    <style:style style:name="P20" style:family="paragraph" style:parent-style-name="Standard">
      <style:text-properties fo:font-size="14pt" style:font-size-asian="14pt" style:font-size-complex="14pt"/>
    </style:style>
    <style:style style:name="P21" style:family="paragraph" style:parent-style-name="Standard" style:list-style-name="L3">
      <style:text-properties fo:font-size="14pt" style:font-size-asian="14pt" style:font-size-complex="14pt"/>
    </style:style>
    <style:style style:name="P22" style:family="paragraph" style:parent-style-name="Standard" style:list-style-name="L9">
      <style:text-properties fo:font-size="14pt" style:font-size-asian="14pt" style:font-size-complex="14pt"/>
    </style:style>
    <style:style style:name="P23" style:family="paragraph" style:parent-style-name="Standard" style:list-style-name="L10">
      <style:text-properties fo:font-size="14pt" style:font-size-asian="14pt" style:font-size-complex="14pt"/>
    </style:style>
    <style:style style:name="P24" style:family="paragraph" style:parent-style-name="Standard" style:list-style-name="L11">
      <style:text-properties fo:font-size="14pt" style:font-size-asian="14pt" style:font-size-complex="14pt"/>
    </style:style>
    <style:style style:name="P25" style:family="paragraph" style:parent-style-name="Standard" style:list-style-name="L12">
      <style:text-properties fo:font-size="14pt" style:font-size-asian="14pt" style:font-size-complex="14pt"/>
    </style:style>
    <style:style style:name="P26" style:family="paragraph" style:parent-style-name="Standard" style:list-style-name="L13">
      <style:text-properties fo:font-size="14pt" style:font-size-asian="14pt" style:font-size-complex="14pt"/>
    </style:style>
    <style:style style:name="P27" style:family="paragraph" style:parent-style-name="Standard" style:list-style-name="L14">
      <style:text-properties fo:font-size="14pt" style:font-size-asian="14pt" style:font-size-complex="14pt"/>
    </style:style>
    <style:style style:name="P28" style:family="paragraph" style:parent-style-name="Standard" style:list-style-name="L17">
      <style:text-properties fo:font-size="14pt" style:font-size-asian="14pt" style:font-size-complex="14pt"/>
    </style:style>
    <style:style style:name="P29" style:family="paragraph" style:parent-style-name="Standard" style:list-style-name="L18">
      <style:text-properties fo:font-size="14pt" style:font-size-asian="14pt" style:font-size-complex="14pt"/>
    </style:style>
    <style:style style:name="P30" style:family="paragraph" style:parent-style-name="Standard">
      <style:text-properties fo:font-size="14pt" fo:font-style="italic" style:font-size-asian="14pt" style:font-style-asian="italic" style:font-size-complex="14pt" style:font-style-complex="italic"/>
    </style:style>
    <style:style style:name="P31" style:family="paragraph" style:parent-style-name="Standard">
      <style:text-properties fo:font-size="14pt" fo:font-weight="normal"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style:font-name="Times New Roman" fo:font-size="14pt" fo:font-style="normal" style:text-underline-style="none" fo:font-weight="normal" style:font-name-asian="LMRoman10-Regular" style:font-size-asian="14pt" style:font-style-asian="normal" style:font-weight-asian="normal" style:font-name-complex="LMRoman10-Regular" style:font-size-complex="14pt" style:font-style-complex="normal" style:font-weight-complex="normal"/>
    </style:style>
    <style:style style:name="P33" style:family="paragraph" style:parent-style-name="Standard">
      <style:paragraph-properties fo:text-align="start" style:justify-single-word="false"/>
      <style:text-properties style:font-name="Times New Roman" fo:font-size="14pt" fo:font-style="normal" style:text-underline-style="solid" style:text-underline-width="auto" style:text-underline-color="font-color" fo:font-weight="bold" style:font-name-asian="LMRoman10-Regular" style:font-size-asian="14pt" style:font-style-asian="normal" style:font-weight-asian="bold" style:font-name-complex="LMRoman10-Regular" style:font-size-complex="14pt" style:font-style-complex="normal" style:font-weight-complex="bold"/>
    </style:style>
    <style:style style:name="P34" style:family="paragraph" style:parent-style-name="Standard">
      <style:paragraph-properties fo:text-align="start" style:justify-single-word="false"/>
      <style:text-properties style:font-name="Times New Roman" fo:font-size="14pt" fo:font-style="normal" style:text-underline-style="solid" style:text-underline-width="auto" style:text-underline-color="font-color" fo:font-weight="normal" style:font-name-asian="LMRoman10-Regular" style:font-size-asian="14pt" style:font-style-asian="normal" style:font-weight-asian="normal" style:font-name-complex="LMRoman10-Regular" style:font-size-complex="14pt" style:font-style-complex="normal" style:font-weight-complex="normal"/>
    </style:style>
    <style:style style:name="P35" style:family="paragraph" style:parent-style-name="Standard">
      <style:text-properties style:font-name="Times New Roman" fo:font-size="14pt" fo:font-weight="normal" style:font-size-asian="14pt" style:font-weight-asian="normal" style:font-size-complex="14pt" style:font-weight-complex="normal"/>
    </style:style>
    <style:style style:name="P36" style:family="paragraph" style:parent-style-name="Standard">
      <style:text-properties style:font-name="Times New Roman" fo:font-size="14pt" style:font-size-asian="14pt" style:font-size-complex="14pt"/>
    </style:style>
    <style:style style:name="P37" style:family="paragraph" style:parent-style-name="Standard">
      <style:paragraph-properties fo:text-align="start" style:justify-single-word="false"/>
      <style:text-properties style:font-name="Times New Roman" fo:font-size="18pt" fo:font-style="normal" style:text-underline-style="solid" style:text-underline-width="auto" style:text-underline-color="font-color" fo:font-weight="bold" style:font-name-asian="LMRoman10-Regular" style:font-size-asian="18pt" style:font-style-asian="normal" style:font-weight-asian="bold" style:font-name-complex="LMRoman10-Regular" style:font-size-complex="18pt" style:font-style-complex="normal" style:font-weight-complex="bold"/>
    </style:style>
    <style:style style:name="P38" style:family="paragraph" style:parent-style-name="Standard" style:list-style-name="L2">
      <style:paragraph-properties fo:text-align="start" style:justify-single-word="false"/>
      <style:text-properties style:font-name="Times New Roman" fo:font-size="18pt" fo:font-style="normal" style:text-underline-style="solid" style:text-underline-width="auto" style:text-underline-color="font-color" fo:font-weight="bold" style:font-name-asian="LMRoman10-Regular" style:font-size-asian="18pt" style:font-style-asian="normal" style:font-weight-asian="bold" style:font-name-complex="LMRoman10-Regular" style:font-size-complex="18pt" style:font-style-complex="normal" style:font-weight-complex="bold"/>
    </style:style>
    <style:style style:name="P39" style:family="paragraph" style:parent-style-name="Standard">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0" style:family="paragraph" style:parent-style-name="Standard">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text-properties style:font-name="Courier New1" fo:font-size="14pt" fo:font-style="normal" style:text-underline-style="none"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Times New Roman" fo:font-size="14pt" style:text-underline-style="none" fo:font-weight="normal"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style:font-name="Times New Roman" fo:font-size="14pt" style:font-size-asian="14pt" style:font-size-complex="14pt"/>
    </style:style>
    <style:style style:name="P46" style:family="paragraph" style:parent-style-name="Standard">
      <style:paragraph-properties fo:text-align="start" style:justify-single-word="false"/>
      <style:text-properties style:font-name="Times New Roman" fo:font-size="18pt" style:text-underline-style="solid" style:text-underline-width="auto" style:text-underline-color="font-color" fo:font-weight="bold" style:font-size-asian="18pt" style:font-weight-asian="bold" style:font-size-complex="18pt" style:font-weight-complex="bold"/>
    </style:style>
    <style:style style:name="P4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indent="0cm"/>
    </style:style>
    <style:style style:name="P49" style:family="paragraph">
      <style:paragraph-properties fo:margin-left="0cm" fo:margin-right="0cm" fo:margin-top="0cm" fo:margin-bottom="0cm" fo:line-height="100%" fo:text-indent="0cm"/>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style>
    <style:style style:name="P5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indent="0cm"/>
      <style:text-properties style:use-window-font-color="true" style:text-outline="false" style:text-line-through-style="none" style:font-name="Arial2" fo:font-size="11pt"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font-size="14pt" style:text-underline-style="none" fo:font-weight="normal" style:font-size-asian="14pt" style:font-weight-asian="normal" style:font-size-complex="14pt" style:font-weight-complex="normal"/>
    </style:style>
    <style:style style:name="T3" style:family="text">
      <style:text-properties fo:font-size="14pt" style:font-size-asian="14pt" style:font-size-complex="14pt"/>
    </style:style>
    <style:style style:name="T4" style:family="text">
      <style:text-properties style:font-name-asian="LMRoman10-Regular" style:font-name-complex="LMRoman10-Regular"/>
    </style:style>
    <style:style style:name="T5" style:family="text">
      <style:text-properties fo:font-style="normal" style:text-underline-style="none" fo:font-weight="normal" style:font-name-asian="LMRoman10-Regular" style:font-style-asian="normal" style:font-weight-asian="normal" style:font-name-complex="LMRoman10-Regular" style:font-style-complex="normal" style:font-weight-complex="normal"/>
    </style:style>
    <style:style style:name="T6" style:family="text">
      <style:text-properties fo:font-style="normal" style:text-underline-style="none" style:font-style-asian="normal" style:font-style-complex="normal"/>
    </style:style>
    <style:style style:name="T7" style:family="text">
      <style:text-properties fo:font-style="normal" style:font-name-asian="LMRoman10-Italic" style:font-style-asian="normal" style:font-name-complex="LMRoman10-Italic" style:font-style-complex="normal"/>
    </style:style>
    <style:style style:name="T8" style:family="text">
      <style:text-properties fo:font-style="normal" style:font-name-asian="LMRoman10-Regular" style:font-style-asian="normal" style:font-name-complex="LMRoman10-Regular" style:font-style-complex="normal"/>
    </style:style>
    <style:style style:name="T9" style:family="text">
      <style:text-properties style:font-name="Times New Roman" fo:font-size="14pt" fo:font-style="normal" style:font-name-asian="LMRoman10-Regular" style:font-size-asian="14pt" style:font-style-asian="normal" style:font-name-complex="LMRoman10-Regular" style:font-size-complex="14pt" style:font-style-complex="normal"/>
    </style:style>
    <style:style style:name="T10" style:family="text">
      <style:text-properties style:font-name="Times New Roman" fo:font-size="14pt" fo:font-style="normal" style:text-underline-style="none" fo:font-weight="normal" style:font-name-asian="LMRoman10-Regular" style:font-size-asian="14pt" style:font-style-asian="normal" style:font-weight-asian="normal" style:font-name-complex="LMRoman10-Regular" style:font-size-complex="14pt" style:font-style-complex="normal" style:font-weight-complex="normal"/>
    </style:style>
    <style:style style:name="T11" style:family="text">
      <style:text-properties style:font-name="Times New Roman" fo:font-size="14pt" fo:font-style="normal" style:font-name-asian="LMRoman10-Italic" style:font-size-asian="14pt" style:font-style-asian="normal" style:font-name-complex="LMRoman10-Italic" style:font-size-complex="14pt" style:font-style-complex="normal"/>
    </style:style>
    <style:style style:name="T12" style:family="text">
      <style:text-properties style:font-name="Times New Roman" fo:font-size="14pt" fo:font-style="italic" style:font-size-asian="14pt" style:font-style-asian="italic" style:font-size-complex="14pt" style:font-style-complex="italic"/>
    </style:style>
    <style:style style:name="T13" style:family="text">
      <style:text-properties style:font-name="Times New Roman" fo:font-size="14pt" style:text-underline-style="none" fo:font-weight="normal" style:font-size-asian="14pt" style:font-weight-asian="normal" style:font-size-complex="14pt" style:font-weight-complex="normal"/>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tyle="italic" style:font-style-asian="italic" style:font-style-complex="italic"/>
    </style:style>
    <style:style style:name="T16" style:family="text">
      <style:text-properties style:font-name="Times New Roman" style:text-underline-style="none" fo:font-weight="normal" style:font-weight-asian="normal" style:font-weight-complex="normal"/>
    </style:style>
    <style:style style:name="T17" style:family="text">
      <style:text-properties style:font-name="Times New Roman" fo:font-size="18pt" style:text-underline-style="none" fo:font-weight="normal" style:font-size-asian="18pt" style:font-weight-asian="normal" style:font-size-complex="18pt" style:font-weight-complex="normal"/>
    </style:style>
    <style:style style:name="T18" style:family="text">
      <style:text-properties style:font-name="Times New Roman" fo:font-size="18pt" style:text-underline-style="none" style:font-size-asian="18pt" style:font-size-complex="18pt"/>
    </style:style>
    <style:style style:name="T19" style:family="text">
      <style:text-properties style:font-name="Times New Roman" fo:font-size="18pt" style:text-underline-style="none" fo:font-weight="bold" style:font-size-asian="18pt" style:font-weight-asian="bold" style:font-size-complex="18pt" style:font-weight-complex="bold"/>
    </style:style>
    <style:style style:name="T20" style:family="text">
      <style:text-properties style:font-name="Times New Roman" fo:font-size="18pt" fo:font-weight="bold" style:font-size-asian="18pt" style:font-weight-asian="bold" style:font-size-complex="18pt" style:font-weight-complex="bold"/>
    </style:style>
    <style:style style:name="T21" style:family="text">
      <style:text-properties style:font-name="Times New Roman" fo:font-size="18pt" style:font-size-asian="18pt" style:font-size-complex="18pt"/>
    </style:style>
    <style:style style:name="T22" style:family="text">
      <style:text-properties style:font-name="Times New Roman" fo:font-size="18pt" fo:font-weight="normal" style:font-size-asian="18pt" style:font-weight-asian="normal" style:font-size-complex="18pt" style:font-weight-complex="normal"/>
    </style:style>
    <style:style style:name="T23" style:family="text">
      <style:text-properties style:font-name="Courier New"/>
    </style:style>
    <style:style style:name="T24" style:family="text">
      <style:text-properties style:font-name="Courier New" fo:font-size="12pt" style:font-size-asian="12pt" style:font-size-complex="12pt"/>
    </style:style>
    <style:style style:name="T25" style:family="text">
      <style:text-properties style:font-name="Courier New" fo:font-size="12pt" fo:font-style="italic" style:text-underline-style="none" style:font-size-asian="12pt" style:font-style-asian="italic" style:font-size-complex="12pt" style:font-style-complex="italic"/>
    </style:style>
    <style:style style:name="T26" style:family="text">
      <style:text-properties style:font-name="Courier New" fo:font-size="12pt" fo:font-style="italic" style:font-size-asian="12pt" style:font-style-asian="italic" style:font-size-complex="12pt" style:font-style-complex="italic"/>
    </style:style>
    <style:style style:name="T27" style:family="text">
      <style:text-properties style:font-name="Courier New" fo:font-size="12pt" fo:font-style="normal" style:font-size-asian="12pt" style:font-style-asian="normal" style:font-size-complex="12pt" style:font-style-complex="normal"/>
    </style:style>
    <style:style style:name="T28" style:family="text">
      <style:text-properties fo:font-style="italic" style:text-underline-style="none" style:font-style-asian="italic" style:font-style-complex="italic"/>
    </style:style>
    <style:style style:name="T29" style:family="text">
      <style:text-properties style:font-name="Times New RomanCourier New"/>
    </style:style>
    <style:style style:name="T30" style:family="text">
      <style:text-properties style:font-name="Times New RomanCourier New" fo:font-size="12pt" style:font-size-asian="12pt" style:font-size-complex="12pt"/>
    </style:style>
    <style:style style:name="T31" style:family="text">
      <style:text-properties fo:font-variant="normal" fo:text-transform="none" fo:color="#000000" style:text-line-through-style="none" style:font-name="Arial1" fo:font-size="12pt" fo:font-style="normal" style:text-underline-style="none" style:text-blinking="false" fo:background-color="transparent"/>
    </style:style>
    <style:style style:name="T32" style:family="text">
      <style:text-properties fo:font-variant="normal" fo:text-transform="none" fo:color="#000000" style:text-line-through-style="none" style:font-name="Arial1" fo:font-style="normal" style:text-underline-style="none" style:text-blinking="false" fo:background-color="transparent"/>
    </style:style>
    <style:style style:name="T33" style:family="text">
      <style:text-properties fo:font-variant="normal" fo:text-transform="none" fo:color="#000000" style:text-line-through-style="none" style:font-name="Arial1" fo:font-style="normal" style:text-blinking="false" fo:background-color="transparent"/>
    </style:style>
    <style:style style:name="T34" style:family="text">
      <style:text-properties fo:font-variant="normal" fo:text-transform="none" fo:color="#000000" style:text-line-through-style="none" fo:font-style="normal" style:text-blinking="false" fo:background-color="transparent"/>
    </style:style>
    <style:style style:name="T35" style:family="text">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Arial2" fo:font-size="11pt"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01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5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04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9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15" style:family="graphic">
      <style:graphic-properties style:run-through="foreground" style:wrap="run-through" style:number-wrapped-paragraphs="no-limit" style:vertical-pos="from-top" style:vertical-rel="paragraph" style:horizontal-pos="from-left" style:horizontal-rel="paragraph"/>
    </style:style>
    <style:style style:name="gr16"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dash" draw:stroke-dash="Fine_20_Dashe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Fine_20_Dashe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Fine_20_Dashe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Fine_20_Dashe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draw:stroke-dash="Fine_20_Dashed" svg:stroke-width="0cm" svg:stroke-color="#000000" draw:marker-start="" draw:marker-start-width="0.199cm" draw:marker-start-center="false" draw:marker-end="" draw:marker-end-width="0.199cm" draw:marker-end-center="false" draw:fill="none" draw:fill-color="#ffffff" draw:textarea-horizontal-align="justify" fo:min-height="0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draw:stroke-dash="Fine_20_Dashed" svg:stroke-width="0cm" svg:stroke-color="#000000" draw:marker-start="" draw:marker-start-width="0.199cm" draw:marker-start-center="false" draw:marker-end="" draw:marker-end-width="0.199cm" draw:marker-end-center="false" draw:fill="none" draw:fill-color="#ffffff" draw:textarea-horizontal-align="justify" fo:min-height="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LEHIANY Raphaël <text:s/><text:tab/><text:tab/><text:tab/><text:tab/><text:tab/><text:tab/><text:tab/><text:tab/>Master 1 IMAGINA</text:p>
      <text:p text:style-name="Standard">CIMBÉ Pierre-Alexandre<text:tab/><text:tab/><text:tab/><text:tab/><text:tab/><text:tab/><text:tab/>Master 1 IMAGINA</text:p>
      <text:p text:style-name="Standard">LESNYAK Viktor <text:tab/><text:tab/><text:tab/><text:tab/><text:tab/><text:tab/><text:tab/><text:tab/>Master 1 DECO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Rapport de TER</text:p>
      <text:p text:style-name="P1"/>
      <text:p text:style-name="P1">Le WEB tel qu'il devrait être</text:p>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3">Tables des matières</text:p>
      <text:p text:style-name="P3"/>
      <text:list xml:id="list7158766345067340542" text:style-name="L1">
        <text:list-item>
          <text:p text:style-name="P15">Introduction</text:p>
        </text:list-item>
        <text:list-item>
          <text:p text:style-name="P15">Sujet(definir le scenario en fonction d'utilisateur)</text:p>
          <text:list>
            <text:list-item>
              <text:p text:style-name="P15">MyWeb !!!</text:p>
              <text:list>
                <text:list-item>
                  <text:p text:style-name="P15">Cas d'utilisation</text:p>
                </text:list-item>
              </text:list>
            </text:list-item>
            <text:list-item>
              <text:p text:style-name="P16">Fond</text:p>
            </text:list-item>
            <text:list-item>
              <text:p text:style-name="P16">Forme</text:p>
            </text:list-item>
          </text:list>
        </text:list-item>
      </text:list>
      <text:p text:style-name="P8"/>
      <text:list xml:id="list37545517" text:continue-numbering="true" text:style-name="L1">
        <text:list-item>
          <text:p text:style-name="P15">Background(connaisances techniques requise)</text:p>
          <text:list>
            <text:list-item>
              <text:p text:style-name="P15">Le WEB</text:p>
              <text:list>
                <text:list-item>
                  <text:p text:style-name="P16">ce qu'il y a du bien</text:p>
                </text:list-item>
                <text:list-item>
                  <text:p text:style-name="P16">ce qu'il y a de moins bien</text:p>
                </text:list-item>
                <text:list-item>
                  <text:p text:style-name="P15">Les technologies étudiés</text:p>
                </text:list-item>
                <text:list-item>
                  <text:p text:style-name="P15">Serveur</text:p>
                  <text:list>
                    <text:list-item>
                      <text:p text:style-name="P16">HTTP ;</text:p>
                    </text:list-item>
                    <text:list-item>
                      <text:p text:style-name="P16">API des routes!</text:p>
                    </text:list-item>
                  </text:list>
                </text:list-item>
                <text:list-item>
                  <text:p text:style-name="P15">Client</text:p>
                  <text:list>
                    <text:list-item>
                      <text:p text:style-name="P16">XUL;</text:p>
                    </text:list-item>
                    <text:list-item>
                      <text:p text:style-name="P16">JavaScript ;</text:p>
                    </text:list-item>
                  </text:list>
                </text:list-item>
                <text:list-item>
                  <text:p text:style-name="P15">Protocole Client-serveur</text:p>
                </text:list-item>
                <text:list-item>
                  <text:p text:style-name="P15">Parseur</text:p>
                  <text:list>
                    <text:list-item>
                      <text:p text:style-name="P16">Grammaire/Langage</text:p>
                    </text:list-item>
                    <text:list-item>
                      <text:p text:style-name="P16">JISON</text:p>
                    </text:list-item>
                  </text:list>
                </text:list-item>
              </text:list>
            </text:list-item>
            <text:list-item>
              <text:p text:style-name="P15"/>
            </text:list-item>
          </text:list>
        </text:list-item>
        <text:list-item>
          <text:p text:style-name="P15">État de l'art</text:p>
          <text:list>
            <text:list-item>
              <text:p text:style-name="P16">parler de HTML5/webobo/ tout ce qu'il y'a en liason avec notre probleme</text:p>
            </text:list-item>
            <text:list-item>
              <text:p text:style-name="P16">normalisation des balises</text:p>
            </text:list-item>
            <text:list-item>
              <text:p text:style-name="P15">Ou en somme nous.</text:p>
            </text:list-item>
          </text:list>
        </text:list-item>
        <text:list-item>
          <text:p text:style-name="P16"/>
        </text:list-item>
        <text:list-item>
          <text:p text:style-name="P15">Cas d'usage a long terme</text:p>
          <text:list>
            <text:list-item>
              <text:p text:style-name="P16">Normalisation MyWeb</text:p>
            </text:list-item>
            <text:list-item>
              <text:p text:style-name="P16">Éditeur graphique des templates intégré</text:p>
            </text:list-item>
            <text:list-item>
              <text:p text:style-name="P16">Mashup</text:p>
            </text:list-item>
            <text:list-item>
              <text:p text:style-name="P16"/>
            </text:list-item>
          </text:list>
        </text:list-item>
        <text:list-item>
          <text:p text:style-name="P15">Discussion </text:p>
        </text:list-item>
        <text:list-item>
          <text:p text:style-name="P15">Conclusion</text:p>
        </text:list-item>
        <text:list-item>
          <text:p text:style-name="P15">Annexe</text:p>
        </text:list-item>
        <text:list-item>
          <text:p text:style-name="P15"><text:soft-page-break/>Organisation(annexe)</text:p>
          <text:list>
            <text:list-item>
              <text:p text:style-name="P15">« Conduite de Projet »</text:p>
              <text:list>
                <text:list-item>
                  <text:p text:style-name="P16">Cahier des charges</text:p>
                  <text:list>
                    <text:list-item>
                      <text:p text:style-name="P16">Étude Préalable</text:p>
                    </text:list-item>
                    <text:list-item>
                      <text:p text:style-name="P16">Étude Technique</text:p>
                    </text:list-item>
                    <text:list-item>
                      <text:p text:style-name="P16">Étude Détaillé </text:p>
                    </text:list-item>
                  </text:list>
                </text:list-item>
              </text:list>
            </text:list-item>
          </text:list>
        </text:list-item>
      </text:list>
      <text:p text:style-name="P8"/>
      <text:p text:style-name="P2">Tester les framework différents (django, play,symphonie,etc) faire des petit exemples.(sur tout voir les gestions des routes et gestion des templates).</text:p>
      <text:p text:style-name="P7"/>
      <text:p text:style-name="P4"><text:tab/></text:p>
      <text:p text:style-name="P7"><text:tab/>Afin d’appliquer les méthodologies et les notions enseignées jusqu'en Maîtrise Informatique à l’Université Montpellier II, nous devons réaliser un Travail d'Étude et de Recherche durant 3 mois. Celui-ci nous permet à nous, étudiants, de nous initier à la recherche, d’appliquer les connaissances acquises durant notre scolarité et de favoriser le travail en groupe encadré par des enseignants-chercheurs.</text:p>
      <text:p text:style-name="P7"/>
      <text:p text:style-name="P7"><text:tab/></text:p>
      <text:p text:style-name="P7"/>
      <text:p text:style-name="P7"/>
      <text:p text:style-name="P4"/>
      <text:p text:style-name="P2">Sujet :</text:p>
      <text:p text:style-name="P11"/>
      <text:p text:style-name="P5"><text:span text:style-name="T1"><text:tab/>L</text:span><text:span text:style-name="T10">e serveur </text:span><text:span text:style-name="T9">devrait fournir un ensemble de ressources sous une forme manipulable, i.e. un ensemble de données indépendantes et traitables par une couche de présentation réellement séparée qui permette à n’importe quel type de client d’appliquer des </text:span><text:span text:style-name="T11">traitements </text:span><text:span text:style-name="T9">sur ces données et d’en déterminer lui-même l’</text:span><text:span text:style-name="T11">affichage éventuel </text:span><text:span text:style-name="T9">qui lui convient.</text:span></text:p>
      <text:p text:style-name="P11"><text:tab/></text:p>
      <text:p text:style-name="P11"/>
      <text:p text:style-name="P2"><text:span text:style-name="T1"><text:tab/></text:span><text:span text:style-name="T2">Au cours de ce TER, il <text:s/>s'agit de mettre en place un plugin capable de traiter une donné reçu a partir d'un site ressource (appliquer un template par défaut, ou en demander un <text:s/>a serveur en cas d'absence du template propre), et aussi faire une organisation de cote serveur pour pouvoir répondre aux requêtes de client.</text:span></text:p>
      <text:p text:style-name="P7"/>
      <text:p text:style-name="P7"><text:s/><text:tab/>Nous en somme donc arrivés a séparer le sujet principale en 2 sous parties : Fond et Forme.</text:p>
      <text:p text:style-name="P7"/>
      <text:p text:style-name="P7"/>
      <text:p text:style-name="P7"/>
      <text:p text:style-name="P44"><text:soft-page-break/></text:p>
      <text:p text:style-name="P46"><text:bookmark text:name="docs-internal-guid-bdb83c86-38fa-b675-06ad-04446ba3007f1"/><text:span text:style-name="T34">Cas d'utilisation</text:span><text:bookmark text:name="docs-internal-guid-bdb83c86-38fa-b675-06ad-04446ba3007f"/><text:span text:style-name="T34"> :</text:span></text:p>
      <text:p text:style-name="P46"><text:span text:style-name="T34"/></text:p>
      <text:p text:style-name="P46"><draw:g text:anchor-type="paragraph" draw:z-index="1" draw:style-name="gr15"><draw:ellipse draw:style-name="gr16" draw:text-style-name="P47" svg:width="0.526cm" svg:height="0.422cm" svg:x="0.622cm" svg:y="3.755cm"><text:p/></draw:ellipse><draw:line draw:style-name="gr17" draw:text-style-name="P47" svg:x1="0.885cm" svg:y1="4.176cm" svg:x2="0.885cm" svg:y2="4.934cm"><text:p/></draw:line><draw:line draw:style-name="gr18" draw:text-style-name="P47" svg:x1="0.622cm" svg:y1="4.429cm" svg:x2="1.235cm" svg:y2="4.429cm"><text:p/></draw:line><draw:line draw:style-name="gr19" draw:text-style-name="P47" svg:x1="0.885cm" svg:y1="4.934cm" svg:x2="0.535cm" svg:y2="5.355cm"><text:p/></draw:line><draw:line draw:style-name="gr20" draw:text-style-name="P47" svg:x1="0.885cm" svg:y1="4.934cm" svg:x2="1.148cm" svg:y2="5.355cm"><text:p/></draw:line><draw:frame draw:style-name="gr21" draw:text-style-name="P52" svg:width="2.601cm" svg:height="0.74cm" svg:x="-0.265cm" svg:y="5.456cm"><draw:text-box><text:p text:style-name="P48"><text:span text:style-name="T36">utilisateur</text:span></text:p></draw:text-box></draw:frame><draw:rect draw:style-name="gr22" draw:text-style-name="P47" svg:width="12.701cm" svg:height="9.9cm" svg:x="2.635cm" svg:y="0.381cm"><text:p/></draw:rect><draw:ellipse draw:style-name="gr23" draw:text-style-name="P51" svg:width="2.601cm" svg:height="2.001cm" svg:x="4.436cm" svg:y="3.881cm"><text:p text:style-name="P50"><text:span text:style-name="T36">Demande</text:span></text:p><text:p text:style-name="P50"><text:span text:style-name="T36">ressources</text:span></text:p></draw:ellipse><draw:ellipse draw:style-name="gr24" draw:text-style-name="P51" svg:width="2.601cm" svg:height="2.001cm" svg:x="10.135cm" svg:y="1.379cm"><text:p text:style-name="P50"><text:span text:style-name="T36">Consulte</text:span></text:p><text:p text:style-name="P50"><text:span text:style-name="T36">page locale</text:span></text:p></draw:ellipse><draw:ellipse draw:style-name="gr25" draw:text-style-name="P51" svg:width="2.601cm" svg:height="2.001cm" svg:x="10.235cm" svg:y="6.68cm"><text:p text:style-name="P50"><text:span text:style-name="T36">Consulte</text:span><text:span text:style-name="T36"><text:line-break/></text:span><text:span text:style-name="T36">page par</text:span></text:p><text:p text:style-name="P50"><text:span text:style-name="T36">défaut</text:span></text:p></draw:ellipse><draw:rect draw:style-name="gr26" draw:text-style-name="P51" svg:width="3.5cm" svg:height="1.701cm" svg:x="4.335cm" svg:y="0.78cm"><text:p text:style-name="P50"><text:span text:style-name="T36">Condition :</text:span></text:p><text:p text:style-name="P50"><text:span text:style-name="T36">Si template local</text:span></text:p><text:p text:style-name="P50"><text:span text:style-name="T36"><text:s/></text:span><text:span text:style-name="T36">existe pas</text:span></text:p></draw:rect><draw:rect draw:style-name="gr27" draw:text-style-name="P51" svg:width="0.301cm" svg:height="0.301cm" svg:x="4.335cm" svg:y="0.78cm"><text:p/></draw:rect><draw:rect draw:style-name="gr28" draw:text-style-name="P51" svg:width="0.301cm" svg:height="0.301cm" svg:x="4.436cm" svg:y="7.28cm"><text:p/></draw:rect><draw:rect draw:style-name="gr29" draw:text-style-name="P51" svg:width="3.5cm" svg:height="1.701cm" svg:x="4.436cm" svg:y="7.28cm"><text:p text:style-name="P50"><text:span text:style-name="T36">Condition :</text:span></text:p><text:p text:style-name="P50"><text:span text:style-name="T36">Si template </text:span></text:p><text:p text:style-name="P50"><text:span text:style-name="T36">local existe </text:span></text:p></draw:rect><draw:line draw:style-name="gr30" draw:text-style-name="P51" svg:x1="6.934cm" svg:y1="4.48cm" svg:x2="10.234cm" svg:y2="2.78cm"><text:p/></draw:line><draw:line draw:style-name="gr31" draw:text-style-name="P51" svg:x1="6.934cm" svg:y1="5.28cm" svg:x2="10.434cm" svg:y2="7.18cm"><text:p/></draw:line><draw:line draw:style-name="gr32" draw:text-style-name="P51" svg:x1="6.634cm" svg:y1="2.48cm" svg:x2="8.134cm" svg:y2="3.88cm"><text:p/></draw:line><draw:line draw:style-name="gr33" draw:text-style-name="P51" svg:x1="6.835cm" svg:y1="7.28cm" svg:x2="8.135cm" svg:y2="5.98cm"><text:p/></draw:line><draw:frame draw:style-name="gr34" draw:text-style-name="P53" svg:width="2.202cm" svg:height="0.699cm" svg:x="7.734cm" svg:y="3.893cm"><draw:text-box><text:p text:style-name="P48"><text:span text:style-name="T37">«include»</text:span></text:p></draw:text-box></draw:frame><draw:frame draw:style-name="gr35" draw:text-style-name="P53" svg:width="2.202cm" svg:height="0.699cm" svg:x="7.734cm" svg:y="5.293cm"><draw:text-box><text:p text:style-name="P48"><text:span text:style-name="T37">«include»</text:span></text:p></draw:text-box></draw:frame></draw:g><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46"><text:span text:style-name="T34"/></text:p>
      <text:p text:style-name="P10"/>
      <text:p text:style-name="P32"><text:span text:style-name="T4"/></text:p>
      <text:p text:style-name="P37">Fonctionnement d'une application web :</text:p>
      <text:p text:style-name="P37"/>
      <text:p text:style-name="P37">Technologie étudiés :</text:p>
      <text:p text:style-name="P37"/>
      <text:p text:style-name="P37">L'extension Firefox :</text:p>
      <text:p text:style-name="P37"/>
      <text:list xml:id="list9150216018655206353" text:style-name="L2">
        <text:list-item>
          <text:p text:style-name="P38">XUL</text:p>
        </text:list-item>
      </text:list>
      <text:p text:style-name="P37"/>
      <text:p text:style-name="P20"><text:tab/>XUL se prononce "Zoul" et signifie "XML-based User interface Language". </text:p>
      <text:p text:style-name="P20">C'est un langage basé sur XML pour décrire une interface graphique, utilisé dans Firefox et les autres logiciels Mozilla.</text:p>
      <text:p text:style-name="P20">Il possède ainsi toute une série de balises correspondant à des boutons, des menus, des arborescences (treeviews), zones d'éditions, la fenêtre principale, la barre d'adresse etc. Cela permet de définir le comportement du navigateur à notre guise, grâce à l’accès aux événements de ses composants. XUL décrit donc un contenu avec un comportement, puis une présentation pour ce contenu. Le XUL est donc un fichier <text:soft-page-break/>XML interprété par un moteur de rendu : XULRunner, directement inclus dans Mozilla et Firefox. <text:s/>Le langage d'interaction utilisé derrière XUL est le Javascript. </text:p>
      <text:p text:style-name="P20"/>
      <text:p text:style-name="P20">La structure arborescente standard des fichiers d'une extension XUL est sous la forme suivante :</text:p>
      <text:list xml:id="list5421044637079673578" text:style-name="L3">
        <text:list-item>
          <text:p text:style-name="P21">&lt;MonExtension&gt;</text:p>
          <text:list>
            <text:list-item>
              <text:p text:style-name="P21">chrome.manifest</text:p>
            </text:list-item>
            <text:list-item>
              <text:p text:style-name="P21">install.rdf</text:p>
            </text:list-item>
            <text:list-item>
              <text:p text:style-name="P21">content</text:p>
              <text:list>
                <text:list-item>
                  <text:p text:style-name="P21">browserOverlay.xul</text:p>
                </text:list-item>
                <text:list-item>
                  <text:p text:style-name="P21">broswerOverlay.js</text:p>
                </text:list-item>
              </text:list>
            </text:list-item>
            <text:list-item>
              <text:p text:style-name="P21">skin</text:p>
              <text:list>
                <text:list-item>
                  <text:p text:style-name="P21">browserOverlay.css</text:p>
                </text:list-item>
              </text:list>
            </text:list-item>
            <text:list-item>
              <text:p text:style-name="P21">local</text:p>
              <text:list>
                <text:list-item>
                  <text:p text:style-name="P21">en-US</text:p>
                  <text:list>
                    <text:list-item>
                      <text:p text:style-name="P21">browserOverlay.dtd</text:p>
                    </text:list-item>
                    <text:list-item>
                      <text:p text:style-name="P21">browserOverlay.properties</text:p>
                    </text:list-item>
                  </text:list>
                </text:list-item>
              </text:list>
            </text:list-item>
          </text:list>
        </text:list-item>
      </text:list>
      <text:p text:style-name="P20"/>
      <text:p text:style-name="P20">Le chrome est l'ensemble des éléments de l'interface utilisateur d'une application qui sont situés en dehors de la zone de contenu d'une fenêtre. Les barres d'outils, les barres de menus, les barres de progression, et les titres de fenêtres sont tous des exemples d'éléments qui font habituellement partie du chrome. </text:p>
      <text:p text:style-name="Standard"><text:span text:style-name="T3">Le fichier </text:span><text:span text:style-name="Emphasis"><text:span text:style-name="T24">chrome.manifest</text:span></text:span><text:span text:style-name="T3"> indique à Firefox où chercher les fichiers chrome.</text:span></text:p>
      <text:p text:style-name="P20"/>
      <text:p text:style-name="P20">Le fichier <text:span text:style-name="T25">install.rdf</text:span><text:span text:style-name="T28"> </text:span><text:span text:style-name="T6">est un fichier contenant les informations nécessaires au gestionnaire d'extensions pour installer le module complémentaire. Il contient des informations identifiant le module, sur l'auteur, l'endroit où trouver plus d'informations, la compatibilité avec les différentes versions des applications, comment il doit être mis à jour, etc. </text:span></text:p>
      <text:p text:style-name="P19"/>
      <text:p text:style-name="P20"><text:span text:style-name="T6">Les fichiers XUL définissent généralement l'une des deux choses suivantes : les fenêtres ou les superpositions (overlay). Une superposition étend une fenêtre existante, en ajoutant de nouveaux éléments ou en remplaçant certains des éléments qu'elle contient. </text:span></text:p>
      <text:p text:style-name="P20"><text:span text:style-name="T6">Dans le fichier </text:span><text:span text:style-name="T25">browser.xul</text:span><text:span text:style-name="T28"> </text:span><text:span text:style-name="T6">on va définir les éléments qui composent l'interface venant se rajouter (superposition) à l'interface de base de Firefox </text:span><text:span text:style-name="T25">browser.xul</text:span><text:span text:style-name="T6">.</text:span></text:p>
      <text:p text:style-name="P19"/>
      <text:p text:style-name="P20"><text:span text:style-name="T6">C'est dans le fichier </text:span><text:span text:style-name="T25">browserOverlay.js</text:span><text:span text:style-name="T28"> </text:span><text:span text:style-name="T6">que l'on va écrire tout le fonctionnement de l'extension.</text:span></text:p>
      <text:p text:style-name="P19">On peut capturer tous les événements provenant du navigateur (interaction avec l'interface, réception d'une page HTML, etc) pour agir en conséquence.</text:p>
      <text:p text:style-name="P19"/>
      <text:p text:style-name="P20"><text:soft-page-break/><text:span text:style-name="T6">Le fichier </text:span><text:span text:style-name="T25">browserOverlay.css</text:span><text:span text:style-name="T28"> </text:span><text:span text:style-name="T6">est une feuille de style.</text:span></text:p>
      <text:p text:style-name="P19"/>
      <text:p text:style-name="P19">Les fichier DTD et properties sont la façon la plus efficace d'afficher du texte, il s'utilise pour la génération de texte dynamique.</text:p>
      <text:p text:style-name="P20"/>
      <text:p text:style-name="P20">Les composantes les plus importantes :</text:p>
      <text:p text:style-name="P20"/>
      <text:list xml:id="list820554829268518828" text:style-name="L9">
        <text:list-item>
          <text:p text:style-name="P22">RDF  (Resource Description Framework) :</text:p>
          <text:p text:style-name="P22">Permet de créer des fichiers XML qui reprennent la structure des composants qui les utilisent.<text:line-break/>On peut alors, dans XUL, créer une liste structurée à partir d'un fichier en décrivant un seul élément. </text:p>
        </text:list-item>
      </text:list>
      <text:p text:style-name="P20"/>
      <text:list xml:id="list37568949" text:continue-numbering="true" text:style-name="L9">
        <text:list-item>
          <text:p text:style-name="P22">XBL (eXtensible Binding Language) :</text:p>
          <text:p text:style-name="P22">Son but est de modifier les balises XML de XUL, ou les remplacer par d'autres. Donc de changer l'interface d'une application.<text:line-break/>Le langage définit les éléments XML pour les widgets, évènements, propriétés, méthodes. </text:p>
          <text:p text:style-name="P22"/>
        </text:list-item>
        <text:list-item>
          <text:p text:style-name="P22">Overlay :</text:p>
          <text:p text:style-name="P22">Le but est de fractionner un GUI en plus petits composants réutilisables.<text:line-break/>C'est aussi le mécanisme d'ajout de composants à une application XUL. Overlay est un ensemble de fichiers XUL utilisé pour décrire le contenu de l'interface et l'adapter aux préférences de l'utilisateur. </text:p>
        </text:list-item>
      </text:list>
      <text:p text:style-name="P20"/>
      <text:list xml:id="list37543532" text:continue-numbering="true" text:style-name="L9">
        <text:list-item>
          <text:p text:style-name="P22">XPCom (Cross Platform Component Object Model)  :</text:p>
          <text:p text:style-name="P22">A pour but l'utilisation de code natif par une application XUL, et améliorer les performances. La partie JavaScript de l'interface XUL peut ainsi être réécrite en C et compilée.<text:line-break/>Cela fournit un système de logiciel modulaire. Un composant XPCom peut être écrit en tout langage et utilisé par un programme écrit en tout langage. </text:p>
        </text:list-item>
      </text:list>
      <text:p text:style-name="P20"/>
      <text:list xml:id="list37552702" text:continue-numbering="true" text:style-name="L9">
        <text:list-item>
          <text:p text:style-name="P22">XPConnect :</text:p>
          <text:p text:style-name="P22">A pour but l'utilisation de librairies binaires avec XUL.<text:line-break/>C'est une interface permettant à JavaScript d'utiliser les fichiers XPCom. Les objets JavaScript peuvent utiliser les objets binaires définie à travers XPCom et inversement. </text:p>
        </text:list-item>
      </text:list>
      <text:p text:style-name="P20"/>
      <text:p text:style-name="P20">Ces technologies nous permettent de faire de nombreux type d’extensions très puissantes et très flexible.</text:p>
      <text:p text:style-name="P20"/>
      <text:p text:style-name="P20">Les points forts de XUL :</text:p>
      <text:p text:style-name="P20"/>
      <text:list xml:id="list3160643365735008368" text:style-name="L10">
        <text:list-item>
          <text:p text:style-name="P23"><text:soft-page-break/>Langages conçus spécialement pour créer des interfaces utilisateurs portables. </text:p>
        </text:list-item>
      </text:list>
      <text:p text:style-name="P20"><text:tab/>Une interface peut être implémentée et modifiée rapidement.</text:p>
      <text:list xml:id="list236797805694386253" text:style-name="L11">
        <text:list-item>
          <text:p text:style-name="P24">A tous les avantages des autres langages XML. Par exemple, XHTML ou d'autres langages XML peuvent y être insérés. </text:p>
        </text:list-item>
        <text:list-item>
          <text:p text:style-name="P24">Les textes affichés avec XUL sont aisément localisables, ce qui signifie qu'ils peuvent être traduits dans d'autres langues.</text:p>
        </text:list-item>
        <text:list-item>
          <text:p text:style-name="P24">Il est entièrement libre et gratuit, de même que tous les outils qui l'accompagne. </text:p>
        </text:list-item>
        <text:list-item>
          <text:p text:style-name="P24">Respectueux des standards W3C, il produit des interfaces graphiques très complètes.</text:p>
        </text:list-item>
        <text:list-item>
          <text:p text:style-name="P24">Axé sur du Javascript, ses possibilités sont nombreuses.</text:p>
        </text:list-item>
        <text:list-item>
          <text:p text:style-name="P24">Gestion du format RDF pour gérer des gabarits par exemple et ce sans efforts. </text:p>
        </text:list-item>
      </text:list>
      <text:p text:style-name="P20"/>
      <text:p text:style-name="P20">Les points faibles :</text:p>
      <text:p text:style-name="P20"/>
      <text:list xml:id="list7565511181732541344" text:style-name="L12">
        <text:list-item>
          <text:p text:style-name="P25">Le principal inconvénient du XUL est l'absence de message en cas d'erreur. L'interface ne s'affiche pas, sans plus. </text:p>
        </text:list-item>
      </text:list>
      <text:list xml:id="list6247203355658759741" text:style-name="L13">
        <text:list-item>
          <text:p text:style-name="P26">Les prérequis sont nombreux.</text:p>
        </text:list-item>
        <text:list-item>
          <text:p text:style-name="P26">L'emploi de RDF est assez complexe. </text:p>
        </text:list-item>
        <text:list-item>
          <text:p text:style-name="P26">L'emploi de XPCom, XPConnect l'est encore plus. </text:p>
        </text:list-item>
        <text:list-item>
          <text:p text:style-name="P26">En voie d'extinction pour laisser la place à HTML 5.</text:p>
        </text:list-item>
      </text:list>
      <text:p text:style-name="P20"/>
      <text:p text:style-name="P32"/>
      <text:list xml:id="list37573081" text:continue-list="list9150216018655206353" text:style-name="L2">
        <text:list-item>
          <text:p text:style-name="P38">Javascript</text:p>
        </text:list-item>
      </text:list>
      <text:p text:style-name="P20"/>
      <text:p text:style-name="P20"><text:tab/>Il est principalement utilisé sur le Web côté client :c'est le navigateur qui exécute le code. Le JavaScript est utile pour tout ce qui concerne les interactions du client sur la page Web. Il permet ainsi d'améliorer la présentation et l'interactivité des pages Web.<text:line-break/>Mais il peut aussi être utilisé côté serveur. Il existe plusieurs déclinaisons du langage qui permettent de l'utiliser dans de nombreux domaines. </text:p>
      <text:p text:style-name="P20"/>
      <text:p text:style-name="P20">Javascript propose des fonctionnalités pour travailler facilement avec le DOM, ce qui facilite l’accès aux balises d'une extension XUL. En effet, il est le langage de script utilisé pour développer des extension XUL. Donc pour récupérer des événements sur ces objets, Javascript est incontournable. Coder différentes extensions en Javascript permet des les faire interagir entre elles, et donc d'aller au-delà de leurs champ d'application. C'est pour cela que la plupart des extensions Firefox utilisent Javascript comme langage de script.</text:p>
      <text:p text:style-name="P20"/>
      <text:p text:style-name="P33"/>
      <text:p text:style-name="P37"><text:soft-page-break/>Le template :</text:p>
      <text:p text:style-name="P37"/>
      <text:p text:style-name="P37">État de l'art :</text:p>
      <text:p text:style-name="P37"/>
      <text:p text:style-name="P37">L'application Myweb :</text:p>
      <text:p text:style-name="P37"/>
      <text:p text:style-name="P20"><text:tab/>Notre but est de réaliser une application qui ,,,,,,,, Ceci nous a amené à développer un plugin Firefox pour changer le comportement habituel du navigateur. L'application permet à l'utilisateur de demander à un serveur de la donnée brut. Pour mettre en forme cette donnée, on a besoin d'utiliser un template. Un template permet de définir quel partie de la ressource on veut, et de quel manière l'afficher. Ce fichier nous permet de générer un fichier HTML contenant de la donnée JSON. Chaque ressource a besoin d'un template pour être interprété. Le serveur qui propose la donnée pourra fournir un template par défaut qui lui est associé, pour simuler le fonctionnement actuel de la navigation web. Mais de manière général c'est le template local qui sera utilisé pour interpréter la donnée.</text:p>
      <text:p text:style-name="P20"/>
      <text:p text:style-name="P20">Quand l'utilisateur demande une ressource, le serveur envoi uniquement la donnée brut (en JSON). Dans le cas où le navigateur ne possède pas de template associé à la ressource demandé, il le demande au serveur. Sinon il utilise le template stocké en local, provenant soit d'un template par défaut téléchargé au préalable, soit d'un template édité par l'utilisateur. Le plugin se charge d'appeler le parseur pour générer un fichier HTML depuis le fichier JSON ainsi que son template. Une fois le fichier HTML produit, le plugin demande au navigateur d'afficher le résultat. L'utilisation de l'application doit être transparente, tous traitements doit être géré automatiquement coté client.</text:p>
      <text:p text:style-name="P20"/>
      <text:p text:style-name="P20">Nous avons donc divisé la réalisation de cet application en trois parties :</text:p>
      <text:list xml:id="list1795267681463006075" text:style-name="L14">
        <text:list-item>
          <text:p text:style-name="P27">Un serveur web</text:p>
        </text:list-item>
        <text:list-item>
          <text:p text:style-name="P27">Un langage de template</text:p>
        </text:list-item>
        <text:list-item>
          <text:p text:style-name="P27">Une extension firefox</text:p>
        </text:list-item>
      </text:list>
      <text:p text:style-name="P20"/>
      <text:p text:style-name="P20">Le serveur web dois être capable de fournir de la donnée brut de type JSON, ainsi qu'un template associé à celle-ci.</text:p>
      <text:p text:style-name="P20"/>
      <text:p text:style-name="P20">La partie template doit fournir un parseur prenant en entrée la donnée ainsi que son template, en sortie un document HTML.</text:p>
      <text:list xml:id="list8837404009320778335" text:style-name="L17">
        <text:list-header>
          <text:p text:style-name="P28"/>
        </text:list-header>
      </text:list>
      <text:p text:style-name="P20">L'extension doit être capable de :</text:p>
      <text:list xml:id="list7984221563662186916" text:style-name="L18">
        <text:list-item>
          <text:p text:style-name="P29">Stocker des templates en local</text:p>
        </text:list-item>
        <text:list-item>
          <text:p text:style-name="P29">Vérifier leurs existence</text:p>
        </text:list-item>
        <text:list-item>
          <text:p text:style-name="P29"><text:soft-page-break/>Se procurer un template par défaut le cas échéant</text:p>
        </text:list-item>
        <text:list-item>
          <text:p text:style-name="P29">Appeler le parseur pour générer le fichier HTML finale.</text:p>
        </text:list-item>
      </text:list>
      <text:p text:style-name="P20"/>
      <text:p text:style-name="P20"/>
      <text:p text:style-name="P20"/>
      <text:p text:style-name="P32"/>
      <text:p text:style-name="P32"><text:tab/>Le diagramme suivant montre les interactions entre le serveur et le navigateur, ainsi que le rôle du plugin dans l'application.</text:p>
      <text:p text:style-name="P33"/>
      <text:p text:style-name="P33"/>
      <text:p text:style-name="P33"><draw:g text:anchor-type="paragraph" draw:z-index="0" draw:style-name="gr1"><draw:line draw:style-name="gr2" draw:text-style-name="P47" svg:x1="1.889cm" svg:y1="1.002cm" svg:x2="1.889cm" svg:y2="18.402cm"><text:p/></draw:line><draw:line draw:style-name="gr2" draw:text-style-name="P47" svg:x1="8.788cm" svg:y1="1.002cm" svg:x2="8.788cm" svg:y2="18.302cm"><text:p/></draw:line><draw:line draw:style-name="gr2" draw:text-style-name="P47" svg:x1="14.688cm" svg:y1="0.902cm" svg:x2="14.688cm" svg:y2="18.302cm"><text:p/></draw:line><draw:frame draw:style-name="gr3" draw:text-style-name="P49" svg:width="3.701cm" svg:height="1.151cm" svg:x="0.988cm" svg:y="0.102cm"><draw:text-box><text:p text:style-name="P48"><text:span text:style-name="T35">Plugin</text:span></text:p></draw:text-box></draw:frame><draw:frame draw:style-name="gr4" draw:text-style-name="P49" svg:width="3.701cm" svg:height="1.352cm" svg:x="7.387cm" svg:y="0.151cm"><draw:text-box><text:p text:style-name="P48"><text:span text:style-name="T35">Navigateur</text:span></text:p></draw:text-box></draw:frame><draw:frame draw:style-name="gr5" draw:text-style-name="P49" svg:width="2.502cm" svg:height="1.251cm" svg:x="13.587cm" svg:y="0.151cm"><draw:text-box><text:p text:style-name="P48"><text:span text:style-name="T35">Serveur</text:span></text:p></draw:text-box></draw:frame><draw:line draw:style-name="gr6" draw:text-style-name="P51" svg:x1="8.788cm" svg:y1="1.801cm" svg:x2="14.688cm" svg:y2="1.801cm"><text:p text:style-name="P50"><text:span text:style-name="T36"/></text:p><text:p text:style-name="P50"><text:span text:style-name="T36"/></text:p></draw:line><draw:line draw:style-name="gr7" draw:text-style-name="P47" svg:x1="14.688cm" svg:y1="3.302cm" svg:x2="8.788cm" svg:y2="3.302cm"><text:p/></draw:line><draw:frame draw:style-name="gr8" draw:text-style-name="P52" svg:width="5.8cm" svg:height="0.74cm" svg:x="9.088cm" svg:y="1.102cm"><draw:text-box><text:p text:style-name="P48"><text:span text:style-name="T36">Demande ressources</text:span></text:p></draw:text-box></draw:frame><draw:frame draw:style-name="gr9" draw:text-style-name="P52" svg:width="6.7cm" svg:height="0.802cm" svg:x="9.289cm" svg:y="2.601cm"><draw:text-box><text:p text:style-name="P48"><text:span text:style-name="T36">Reception ressources</text:span></text:p></draw:text-box></draw:frame><draw:line draw:style-name="gr7" draw:text-style-name="P47" svg:x1="8.789cm" svg:y1="3.302cm" svg:x2="1.889cm" svg:y2="3.302cm"><text:p/></draw:line><draw:frame draw:style-name="gr3" draw:text-style-name="P52" svg:width="6.901cm" svg:height="1.151cm" svg:x="2.988cm" svg:y="2.601cm"><draw:text-box><text:p text:style-name="P48"><text:span text:style-name="T36">Vérification template</text:span></text:p></draw:text-box></draw:frame><draw:line draw:style-name="gr2" draw:text-style-name="P47" svg:x1="1.889cm" svg:y1="5.002cm" svg:x2="6.289cm" svg:y2="5.002cm"><text:p/></draw:line><draw:line draw:style-name="gr2" draw:text-style-name="P47" svg:x1="6.287cm" svg:y1="5.002cm" svg:x2="6.287cm" svg:y2="6.902cm"><text:p/></draw:line><draw:frame draw:style-name="gr10" draw:text-style-name="P52" svg:width="4.1cm" svg:height="2.151cm" svg:x="2.288cm" svg:y="5.302cm"><draw:text-box><text:p text:style-name="P48"><text:span text:style-name="T36">Parsing(ressource,templateLocal)</text:span></text:p></draw:text-box></draw:frame><draw:line draw:style-name="gr7" draw:text-style-name="P47" svg:x1="6.289cm" svg:y1="6.902cm" svg:x2="1.889cm" svg:y2="6.902cm"><text:p/></draw:line><draw:line draw:style-name="gr7" draw:text-style-name="P47" svg:x1="1.889cm" svg:y1="15.202cm" svg:x2="8.789cm" svg:y2="15.202cm"><text:p/></draw:line><draw:frame draw:style-name="gr11" draw:text-style-name="P52" svg:width="9.801cm" svg:height="0.74cm" svg:x="4.509cm" svg:y="14.301cm"><draw:text-box><text:p text:style-name="P48"><text:span text:style-name="T36">Demande d'affichage du résultat du parsing</text:span></text:p></draw:text-box></draw:frame><draw:line draw:style-name="gr2" draw:text-style-name="P47" svg:x1="8.788cm" svg:y1="15.202cm" svg:x2="13.188cm" svg:y2="15.202cm"><text:p/></draw:line><draw:line draw:style-name="gr2" draw:text-style-name="P47" svg:x1="13.188cm" svg:y1="15.202cm" svg:x2="13.188cm" svg:y2="17.102cm"><text:p/></draw:line><draw:line draw:style-name="gr7" draw:text-style-name="P47" svg:x1="13.188cm" svg:y1="17.101cm" svg:x2="8.788cm" svg:y2="17.101cm"><text:p/></draw:line><draw:frame draw:style-name="gr12" draw:text-style-name="P52" svg:width="5.001cm" svg:height="0.74cm" svg:x="8.987cm" svg:y="15.802cm"><draw:text-box><text:p text:style-name="P48"><text:span text:style-name="T36">Affichage du HTML</text:span></text:p></draw:text-box></draw:frame><draw:frame draw:style-name="gr13" draw:text-style-name="P52" svg:width="5.201cm" svg:height="0.952cm" svg:x="2.187cm" svg:y="4.302cm"><draw:text-box><text:p text:style-name="P48"><text:span text:style-name="T36">Si template local</text:span></text:p></draw:text-box></draw:frame><draw:line draw:style-name="gr6" draw:text-style-name="P51" svg:x1="1.889cm" svg:y1="8.402cm" svg:x2="8.789cm" svg:y2="8.402cm"><text:p text:style-name="P50"><text:span text:style-name="T36"/></text:p><text:p text:style-name="P50"><text:span text:style-name="T36"/></text:p></draw:line><draw:line draw:style-name="gr6" draw:text-style-name="P51" svg:x1="8.788cm" svg:y1="8.402cm" svg:x2="14.688cm" svg:y2="8.402cm"><text:p text:style-name="P50"><text:span text:style-name="T36"/></text:p><text:p text:style-name="P50"><text:span text:style-name="T36"/></text:p></draw:line><draw:line draw:style-name="gr7" draw:text-style-name="P47" svg:x1="14.688cm" svg:y1="10.1cm" svg:x2="8.788cm" svg:y2="10.1cm"><text:p/></draw:line><draw:line draw:style-name="gr7" draw:text-style-name="P47" svg:x1="8.789cm" svg:y1="10.1cm" svg:x2="1.889cm" svg:y2="10.1cm"><text:p/></draw:line><draw:line draw:style-name="gr2" draw:text-style-name="P47" svg:x1="1.889cm" svg:y1="11.652cm" svg:x2="6.289cm" svg:y2="11.652cm"><text:p/></draw:line><draw:line draw:style-name="gr2" draw:text-style-name="P47" svg:x1="6.287cm" svg:y1="11.652cm" svg:x2="6.287cm" svg:y2="13.552cm"><text:p/></draw:line><draw:frame draw:style-name="gr10" draw:text-style-name="P52" svg:width="4.1cm" svg:height="2.151cm" svg:x="2.288cm" svg:y="11.952cm"><draw:text-box><text:p text:style-name="P48"><text:span text:style-name="T36">Parsing(ressource,templateDefaut)</text:span></text:p></draw:text-box></draw:frame><draw:line draw:style-name="gr7" draw:text-style-name="P47" svg:x1="6.289cm" svg:y1="13.552cm" svg:x2="1.889cm" svg:y2="13.552cm"><text:p/></draw:line><draw:frame draw:style-name="gr14" draw:text-style-name="P52" svg:width="11.501cm" svg:height="0.74cm" svg:x="4.787cm" svg:y="7.577cm"><draw:text-box><text:p text:style-name="P48"><text:span text:style-name="T36">Sinon, demande du template par défaut</text:span></text:p></draw:text-box></draw:frame><draw:frame draw:style-name="gr11" draw:text-style-name="P52" svg:width="11.5cm" svg:height="0.74cm" svg:x="5.989cm" svg:y="9.271cm"><draw:text-box><text:p text:style-name="P48"><text:span text:style-name="T36">Reception du template par défaut</text:span></text:p></draw:text-box></draw:frame></draw:g></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7">Serveur :</text:p>
      <text:p text:style-name="P37"><text:span text:style-name="T2"/></text:p>
      <text:p text:style-name="P17"><text:tab/>Pour le développement du serveur nous avions le choix entre utiliser un framework web comme ceux précédemment cité, ou d'utiliser des bibliothèques dédié au développement de serveur web d'un langage. En se penchant sur l'idée d'un serveur web écrit en python, nous nous somme rendu compte de la facilité de mettre en place un serveur basic, ainsi que de son éfficacité :</text:p>
      <text:p text:style-name="P17"/>
      <text:p text:style-name="P40"><text:tab/>$ python -m SimpleHTTPServer</text:p>
      <text:p text:style-name="P41"/>
      <text:p text:style-name="P17">Il suffit d'une ligne, et le serveur est capable de répond à une requete de type GET en envoyant la ressource du fichier stocké à sa racine. </text:p>
      <text:p text:style-name="P17"/>
      <text:p text:style-name="P17">Cependant nous devons mettre un place un système de routage pour notre serveur. C'est la bibliothèque <text:span text:style-name="T30">BaseHTTPServer</text:span> qui nous donne accès à la classe <text:span text:style-name="T24">MyHandler</text:span>. Cette classe nous permet de définir les comportements des méthodes tel que GET, POST, HEAD, etc, arrivant sur le serveur. On a donc les outils nécessaire pour développer notre serveur web en python, et ceci de manière comparable à des framework, en terme de temps de prise en main, et temps de réalisation. Développer le serveur en python nous permet d'étudier le fonctionnement d'un serveur web d'assez bas niveau, ainsi que de pouvoir définir un comportement assez précis. Nous avons donc opté pour la seconde solution. </text:p>
      <text:p text:style-name="P17"/>
      <text:p text:style-name="P17">La Methode permettant de créer l'instance d'un serveur est la suivante :</text:p>
      <text:p text:style-name="P17"/>
      <text:p text:style-name="P42"><text:tab/>server = HTTPServer((' ', 80), MyHandler)</text:p>
      <text:p text:style-name="P18"/>
      <text:p text:style-name="P18">Ensuite grâce a la méthode <text:span text:style-name="T29">serve_forever()</text:span>, on ouvre une socket qui attend des requêtes, sur le port 80. Le méthode <text:span text:style-name="T23">server.socket.close()</text:span> ferme la socket.</text:p>
      <text:p text:style-name="P18"/>
      <text:p text:style-name="P18">Nous devons maintenant définir le corp de la méthode do_GET() de la classe <text:span text:style-name="T24">MyHandler</text:span>.</text:p>
      <text:p text:style-name="P18">Pour définir des routes nous avons utilisé la methode endswith(string) sur l'URL :</text:p>
      <text:p text:style-name="P18"/>
      <text:p text:style-name="P42"><text:tab/>if self.path.endswith(".json"):</text:p>
      <text:p text:style-name="P18"/>
      <text:p text:style-name="P18">Cette façon de définir les routes nous permet d'utiliser le même code pour n'importe <text:soft-page-break/>quel ressource demandée à condition que l'URL finisse par « .json ». Il faudra quand même récupérer le nom de la ressource pour envoyer le bon fichier, cela se fait grâce à quelques <text:span text:style-name="T24">split()</text:span> sur l'URL.</text:p>
      <text:p text:style-name="P18"/>
      <text:p text:style-name="P18">Pour pouvoir retrouver le fichier demandé par l'utilisateur, on à ordonné les fichier en mettant toutes les données à la racine, et un dossier « template ». Ce dossier contient les templates qui correspondent au ressources. La correspondance se reconnaît car les deux fichier on le même nom, excepté leur extension. Un « .json » l'autre « .template ».</text:p>
      <text:p text:style-name="P18"/>
      <text:p text:style-name="P18">Si il s'agit d'une requête pour un fichier de type JSON, on envoi le contenu du fichier :</text:p>
      <text:p text:style-name="P43"/>
      <text:p text:style-name="P42"><text:tab/>self.send_response(200)<text:tab/>//tout s'est bien passé</text:p>
      <text:p text:style-name="P42"/>
      <text:p text:style-name="P42"><text:tab/>self.send_header('Content-type','text/html') //message à interprété par le navigateur tel un HTML</text:p>
      <text:p text:style-name="P42"/>
      <text:p text:style-name="P42"><text:tab/>self.end_headers()</text:p>
      <text:p text:style-name="P42"/>
      <text:p text:style-name="P42"><text:tab/>self.wfile.write(fichier) //on demande d'afficher le contenu du fichier</text:p>
      <text:p text:style-name="P18"/>
      <text:p text:style-name="P18">Si L'URL contient le paramètre <text:s/>« &amp;template=false » c'est que le client demande un template et non une ressource. Il faut donc la repéré au préalable. Au lieu d'utiliser la méthode <text:span text:style-name="T24">endswith(string)</text:span> sur l'URL comme dans le cas précédant, on va utiliser la méthode <text:span text:style-name="T24">find(string)</text:span> :</text:p>
      <text:p text:style-name="P18"/>
      <text:p text:style-name="P42"><text:tab/>if self.path.find('&amp;template=false'):</text:p>
      <text:p text:style-name="P18"/>
      <text:p text:style-name="P18">Et on envoi ensuite le contenu du fichier template de la même façon que le JSON.</text:p>
      <text:p text:style-name="P32"><text:span text:style-name="T2"/></text:p>
      <text:p text:style-name="P37">Client :</text:p>
      <text:p text:style-name="P37"><text:span text:style-name="T2"/></text:p>
      <text:p text:style-name="P20"/>
      <text:p text:style-name="P20">Nous avions le choix entre développer notre propre navigateur, ou d'ajouter un plugin à un navigateur déjà existant pour modifier son comportement. </text:p>
      <text:p text:style-name="P20">Développer notre propre navigateur nous aurait contraint à coder des fonctionnalités déjà fournies par les navigateurs existant, nous avons donc rapidement écarté cette solution, celle-ci ne présentant pas d’intérêt vis à vis de notre objectif. Ainsi nous avons étudié le langage le plus utilisé (XUL) pour la conception d'extension de navigateurs, et bien compris le rôle et le fonctionnement de ces derniers.</text:p>
      <text:p text:style-name="P20"/>
      <text:p text:style-name="P20">Nous avons choisi XUL comme langage d'extension car il offre une souplesse et une <text:soft-page-break/>puissance au système d'extension que n'a pas encore atteint HTML 5. En effet, certaines parties de la technologie XUL sont absentes en HTML 5, comme les overlays.</text:p>
      <text:p text:style-name="P20"/>
      <text:p text:style-name="P20">La première tache du plugin est de détecter une URL d'un serveur Myweb. </text:p>
      <text:p text:style-name="P20">On a donc convenu d'une pattern particulière d’adresse URL pour être reconnu Myweb : Elle doit contenir « /myweb/ » et doit finir soit par « .json » soit par « .template».</text:p>
      <text:p text:style-name="P20"/>
      <text:p text:style-name="P20">On se sert de l'evenement onPageLoad de l'interface nsIWebProgressListener pour détécter le chargement d'une nouvelle page :</text:p>
      <text:p text:style-name="P20"/>
      <text:p text:style-name="Standard"><text:span text:style-name="Source_20_Text"><text:span text:style-name="T26"><text:tab/>gBrowser.addEventListener("DOMContentLoaded", this.onPageLoad, false);</text:span></text:span></text:p>
      <text:p text:style-name="Standard"><text:span text:style-name="Source_20_Text"><text:span text:style-name="T12"/></text:span></text:p>
      <text:p text:style-name="P20">La variable globale gBrowser donne l’accès au navigateur. Le navigateur est un élément <text:span text:style-name="T24">tabbrowser</text:span> situé dans le <text:span text:style-name="T24">browser.xul</text:span>.</text:p>
      <text:p text:style-name="P20"/>
      <text:p text:style-name="P20">Quand le navigateur reçoit une ressource d'un serveur Myweb, l'application parcours le dossier ayant pour nom l'URL de la ressource et cherche le template dont la forme est la suivante : <text:span text:style-name="Source_20_Text"><text:span text:style-name="T14">nomURI + ".template"</text:span></text:span>. Où « nomURI » est le nom de la ressource privé de son extension. Ranger les template de cette façon palis le cas où deux templates des ressources différentes ai le même nom.</text:p>
      <text:p text:style-name="P20"/>
      <text:p text:style-name="P30"><text:span text:style-name="T24"><text:tab/>let template = getLocalDirectory();<text:line-break/><text:tab/>template.append("/</text:span><text:span text:style-name="Source_20_Text"><text:span text:style-name="T27">" + </text:span></text:span><text:span text:style-name="T24">URL + </text:span><text:span text:style-name="Source_20_Text"><text:span text:style-name="T27">"</text:span></text:span><text:span text:style-name="T24">/" + nomURI + </text:span><text:span text:style-name="Source_20_Text"><text:span text:style-name="T27">".template"</text:span></text:span><text:span text:style-name="T24">);<text:line-break/><text:tab/>if (template.exists() == true)</text:span></text:p>
      <text:p text:style-name="P20"/>
      <text:p text:style-name="P20">Si un tel fichier est trouvé, le plugin appelle le parseur pour générer une page HTML à partir de la donnée JSON et du template local. </text:p>
      <text:p text:style-name="P20"/>
      <text:p text:style-name="P14"><text:span text:style-name="Source_20_Text"><text:span text:style-name="T26"><text:tab/>var result = Mustache.render(template, data);</text:span></text:span></text:p>
      <text:p text:style-name="P14"><text:span text:style-name="Source_20_Text"><text:span text:style-name="T15"/></text:span></text:p>
      <text:p text:style-name="P35">Le code du parseur de Mustache à été ajouté dans les ressources du module.</text:p>
      <text:p text:style-name="P35"/>
      <text:p text:style-name="P36">Si il n'y a pas de template en local ayant le même nom que la ressource, on redirige l'URL pour demander au serveur le template :</text:p>
      <text:p text:style-name="P36"/>
      <text:p text:style-name="P36"><text:span text:style-name="T26"><text:tab/>window._content.document.location = url + </text:span><text:span text:style-name="Source_20_Text"><text:span text:style-name="T26">"&amp;template=false"</text:span></text:span><text:span text:style-name="T26">;</text:span></text:p>
      <text:p text:style-name="P36"/>
      <text:p text:style-name="P36">On récupère le template dans une variable :</text:p>
      <text:p text:style-name="P36"/>
      <text:p text:style-name="P13"><text:span text:style-name="Source_20_Text"><text:span text:style-name="T26"><text:tab/>var templatedef = document.body.innerHTML;</text:span></text:span></text:p>
      <text:p text:style-name="P36"/>
      <text:p text:style-name="P36"><text:soft-page-break/>Et on peut appeler le parser sur le template par defaut :</text:p>
      <text:p text:style-name="P36"/>
      <text:p text:style-name="P13"><text:span text:style-name="Source_20_Text"><text:span text:style-name="T26"><text:tab/>var result = Mustache.render(templatedef, data);</text:span></text:span></text:p>
      <text:p text:style-name="P13"><text:span text:style-name="Source_20_Text"><text:span text:style-name="T14"/></text:span></text:p>
      <text:p text:style-name="P13"><text:span text:style-name="Source_20_Text"><text:span text:style-name="T14">Il ne reste plus qu'a afficher le resultat dans window :</text:span></text:span></text:p>
      <text:p text:style-name="P13"><text:span text:style-name="Source_20_Text"><text:span text:style-name="T14"/></text:span></text:p>
      <text:p text:style-name="P13"><text:span text:style-name="Source_20_Text"><text:span text:style-name="T27"><text:tab/>window.document.body.innerHTML = result;</text:span></text:span></text:p>
      <text:p text:style-name="P13"><text:span text:style-name="Source_20_Text"><text:span text:style-name="T27"/></text:span></text:p>
      <text:p text:style-name="P13"><text:span text:style-name="Source_20_Text"><text:span text:style-name="T14"/></text:span></text:p>
      <text:p text:style-name="P2">Cas d'usage a long terme :</text:p>
      <text:p text:style-name="P2"/>
      <text:p text:style-name="P20">Pouvoir éditer son propre template depuis le navigateur faciliterait la personnalisation de template. En effet, un des points les plus important de notre sujet étant de stocker l'affichage coté client, il est nécessaire d'en faciliter son édition. Le fichier serait automatiquement sauvegardé dans le dossier Myweb. </text:p>
      <text:p text:style-name="P20">Cette amélioration nous mène vers une autre amélioration qui serait de pouvoir stocker plusieurs template locaux associé à une même ressource, et d'avoir le choix quant à laquelle utiliser.</text:p>
      <text:p text:style-name="P20">Une des nécessite majeur est d’implémenter ce même système : data/tempate pour une multitude de types de donnée brut comme par exemple : XML, RDF, SQL, etc...</text:p>
      <text:p text:style-name="P20">On pourrait améliorer le serveur avec de la négociation de contenue. Mettre en place un filtre de donnée coté serveur, pour permettre au client de ne demander au serveur uniquement la partie de la donnée qu'il désire. Cela réduirait et optimiserait le flux de donnés client-serveur. Cependant, le traitement fait actuellemement par notre plugin tel que le parsing, serait fait coté client, ce qui pourrait devenir assez coûteux à partir d'une certaines quantités de d'utilisateur et de demande de ressources. C'est pour ca que ceci reste un choix, mais un choix toujours discutable. </text:p>
      <text:p text:style-name="P20">Un des objectifs principaux serait de normaliser le comportement des serveurs Myweb pour que le plugin fonctionne sur plusieurs serveurs et pour pouvoir avoir de grosses bases de données à interroger, par de plus en plus d'utilisateur voulant profiter de cette nouvelle façon de naviguer. </text:p>
      <text:p text:style-name="P33"><text:span text:style-name="Source_20_Text"><text:span text:style-name="T16">Le plugin pourrait s'étendre à une importante interface de gestion de contenue : pouvoir organiser l'affichage de la donnée dans des zones défini de la fenêtre principale du navigateur. Pouvoir faire une compilation de plusieurs donnée de serveurs Myweb différent, dans une même page. Par exemple, une zone dédiée pour afficher les nouvelles, une autre pour afficher les photos de Google image correspondant au document principale que l'utilisateur consulte, etc. Ceci en introduisant le web sémantique, pour par exemple pouvoir établir un lien entre les sujets traités du document que l'utilisateur consulte, avec des videos Youtube (métadonnées).</text:span></text:span></text:p>
      <text:p text:style-name="P33"><text:span text:style-name="Source_20_Text"><text:span text:style-name="T16"/></text:span></text:p>
      <text:p text:style-name="P33"><text:span text:style-name="Source_20_Text"><text:span text:style-name="T21">Conclusion :</text:span></text:span></text:p>
      <text:p text:style-name="P33"><text:span text:style-name="Source_20_Text"><text:span text:style-name="T13"/></text:span></text:p>
      <text:p text:style-name="P31"><text:soft-page-break/>Nous avons montrés grâce à cette application une autre façon de naviguer sur le web.</text:p>
      <text:p text:style-name="P31">Une séparation complète du fond (donnée) et de la forme (template) donne la possibilité à l'utilisateur de choisir exclusivement qu'elle information il veut. Cette approche permet aussi de créer des pages internets simple, mais surtout de personnaliser son contenu et son affichage coté client. </text:p>
      <text:p text:style-name="P31"/>
      <text:p text:style-name="P31">Une des limite du paradigme étudié est la puissance du langage de template, vis à vis de ce qui existe deja en matière de mise en forme des données. En effet, il peut être difficile d’obtenir le même résultat que les sites web actuel avec un langage restreint.</text:p>
      <text:p text:style-name="P31"/>
      <text:p text:style-name="P31">Le fait qu'il n'existe pas de normalisation universelle des données rend difficile la réalisation de templates réutilisables d'une ressource à l'autre. Un utilisateur souhaitant personnaliser l'affichage de plus plusieurs ressources differentes devra le faire au cas par cas, même si les ressources ont une sémantique similaire.</text:p>
      <text:p text:style-name="P31"/>
      <text:p text:style-name="P31">Cette séparation fond/forme de la ressource apporte une alternative à la navigation web actuelle. Bien qu'elle soit limitée par certains standard du web actuel, les avancés dans le domaine des donnés liés apporterons certainement des solution qui permettrons d'ameliorer cette aproche de la navigation et potentielement d'en faire un standard du web 3.0.</text:p>
      <text:p text:style-name="P31"/>
      <text:p text:style-name="P34"><text:span text:style-name="Source_20_Text"><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urier New1" svg:font-family="'Courier New', monospace"/>
    <style:font-face style:name="LMRoman10-Regular" svg:font-family="LMRoman10-Regular"/>
    <style:font-face style:name="Mangal1" svg:font-family="Mangal"/>
    <style:font-face style:name="OpenSymbol" svg:font-family="OpenSymbol"/>
    <style:font-face style:name="Times New RomanCourier New" svg:font-family="'Times New RomanCourier New', monospace"/>
    <style:font-face style:name="LMRoman10-Italic" svg:font-family="LMRoman10-Italic" style:font-family-generic="script"/>
    <style:font-face style:name="Courier New2" svg:font-family="'Courier New'" style:font-family-generic="modern" style:font-pitch="fixed"/>
    <style:font-face style:name="Courier New" svg:font-family="'Courier New', monospace"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stroke-dash draw:name="Fine_20_Dashed" draw:display-name="Fine Dashed" draw:style="rect" draw:dots1="1" draw:dots1-length="0.288cm" draw:dots2="1" draw:dots2-length="0.288cm" draw:distance="0.288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NSimSun" style:font-size-asian="10pt" style:font-name-complex="Courier New2"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2" style:font-name-asian="NSimSun" style:font-name-complex="Courier New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right" style:rel-width="25%" style:color="#000000"/>
      </style:page-layout-properties>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ktor </meta:initial-creator>
    <meta:creation-date>2014-05-05T15:16:34.67</meta:creation-date>
    <meta:generator>OpenOffice/4.0.1$Win32 OpenOffice.org_project/401m5$Build-9714</meta:generator>
    <dc:date>2014-05-26T17:40:19.90</dc:date>
    <dc:creator>raph ley</dc:creator>
    <meta:editing-duration>P2DT21H22M39S</meta:editing-duration>
    <meta:editing-cycles>22</meta:editing-cycles>
    <meta:document-statistic meta:table-count="0" meta:image-count="0" meta:object-count="0" meta:page-count="14" meta:paragraph-count="186" meta:word-count="3165" meta:character-count="19918"/>
  </office:meta>
</office:document-meta>
</file>